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4.844cm" fo:margin-left="0cm" fo:margin-top="0cm" fo:margin-bottom="0cm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9.791cm"/>
    </style:style>
    <style:style style:name="Table1.D" style:family="table-column">
      <style:table-column-properties style:column-width="6.7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4" style:family="table-row">
      <style:table-row-properties style:min-row-height="1.074cm" fo:keep-together="auto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line-height="100%" fo:orphans="0" fo:widows="0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orphans="0" fo:widows="0"/>
      <style:text-properties style:font-name="Montserrat" fo:font-style="italic" style:font-name-asian="Montserrat1" style:font-style-asian="italic" style:font-name-complex="Montserrat1"/>
    </style:style>
    <style:style style:name="P4" style:family="paragraph" style:parent-style-name="Standard">
      <style:paragraph-properties fo:line-height="100%" fo:orphans="0" fo:widows="0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6" style:family="paragraph" style:parent-style-name="Standard">
      <style:paragraph-properties fo:line-height="100%" fo:orphans="0" fo:widows="0"/>
      <style:text-properties fo:color="#999999" loext:opacity="100%" style:font-name="Montserrat" fo:font-style="italic" officeooo:rsid="000b78d7" officeooo:paragraph-rsid="000b78d7" style:font-name-asian="Montserrat1" style:font-style-asian="italic" style:font-name-complex="Montserrat1"/>
    </style:style>
    <style:style style:name="P7" style:family="paragraph" style:parent-style-name="Standard">
      <style:paragraph-properties fo:line-height="100%" fo:orphans="0" fo:widows="0"/>
      <style:text-properties style:font-name="Montserrat" fo:font-style="italic" officeooo:rsid="0008d1a5" officeooo:paragraph-rsid="0008d1a5" style:font-name-asian="Montserrat1" style:font-style-asian="italic" style:font-name-complex="Montserrat1"/>
    </style:style>
    <style:style style:name="P8" style:family="paragraph" style:parent-style-name="Standard">
      <style:paragraph-properties fo:line-height="100%" fo:orphans="0" fo:widows="0"/>
      <style:text-properties style:font-name="Montserrat" officeooo:rsid="00122790" officeooo:paragraph-rsid="00122790" style:font-name-asian="Montserrat1" style:font-name-complex="Montserrat1"/>
    </style:style>
    <style:style style:name="P9" style:family="paragraph" style:parent-style-name="Standard">
      <style:paragraph-properties fo:line-height="100%" fo:orphans="0" fo:widows="0"/>
      <style:text-properties style:font-name="Montserrat" officeooo:rsid="000a339e" officeooo:paragraph-rsid="000a339e" style:font-name-asian="Montserrat1" style:font-name-complex="Montserrat1"/>
    </style:style>
    <style:style style:name="P10" style:family="paragraph" style:parent-style-name="Standard">
      <style:paragraph-properties fo:line-height="100%" fo:orphans="0" fo:widows="0"/>
      <style:text-properties style:font-name="Montserrat" fo:font-style="italic" officeooo:rsid="00094fed" officeooo:paragraph-rsid="00094fed" style:font-name-asian="Montserrat1" style:font-style-asian="italic" style:font-name-complex="Montserrat1"/>
    </style:style>
    <style:style style:name="P11" style:family="paragraph" style:parent-style-name="Standard">
      <style:text-properties style:font-name="Montserrat" style:font-name-asian="Montserrat1" style:font-name-complex="Montserrat1"/>
    </style:style>
    <style:style style:name="P12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b78d7" style:font-name-asian="Montserrat1" style:font-name-complex="Montserrat1"/>
    </style:style>
    <style:style style:name="P13" style:family="paragraph" style:parent-style-name="Standard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b78d7" style:font-name-asian="Montserrat1" style:font-name-complex="Montserrat1"/>
    </style:style>
    <style:style style:name="P14" style:family="paragraph" style:parent-style-name="Standard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rsid="0015d79c" officeooo:paragraph-rsid="0015d79c" style:font-name-asian="Montserrat1" style:font-name-complex="Montserrat1"/>
    </style:style>
    <style:style style:name="P15" style:family="paragraph" style:parent-style-name="Standard" style:list-style-name="WWNum2">
      <style:paragraph-properties fo:margin-left="0.635cm" fo:margin-right="0cm" fo:margin-top="0.353cm" fo:margin-bottom="0cm" style:contextual-spacing="false" fo:line-height="100%" fo:text-indent="0cm" style:auto-text-indent="false"/>
      <style:text-properties style:font-name="Montserrat" officeooo:paragraph-rsid="000a339e" style:font-name-asian="Montserrat1" style:font-name-complex="Montserrat1"/>
    </style:style>
    <style:style style:name="P16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style:font-name-asian="Montserrat1" style:font-name-complex="Montserrat1"/>
    </style:style>
    <style:style style:name="P1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/>
      <style:text-properties style:font-name="Montserrat" officeooo:rsid="000b78d7" officeooo:paragraph-rsid="000b78d7" style:font-name-asian="Montserrat1" style:font-name-complex="Montserrat1"/>
    </style:style>
    <style:style style:name="P18" style:family="paragraph" style:parent-style-name="Standard">
      <style:text-properties officeooo:rsid="00094fed" officeooo:paragraph-rsid="00094fed"/>
    </style:style>
    <style:style style:name="P19" style:family="paragraph" style:parent-style-name="Standard">
      <style:text-properties officeooo:rsid="000cdbb4" officeooo:paragraph-rsid="000cdbb4"/>
    </style:style>
    <style:style style:name="P20" style:family="paragraph" style:parent-style-name="Standard">
      <style:text-properties officeooo:rsid="000e7f9f" officeooo:paragraph-rsid="000e7f9f"/>
    </style:style>
    <style:style style:name="T1" style:family="text">
      <style:text-properties style:font-name="Montserrat" fo:font-size="17pt" fo:font-weight="bold" style:font-name-asian="Montserrat1" style:font-size-asian="17pt" style:font-weight-asian="bold" style:font-name-complex="Montserrat1" style:font-size-complex="17pt"/>
    </style:style>
    <style:style style:name="T2" style:family="text">
      <style:text-properties style:font-name="Montserrat" fo:font-size="17pt" style:font-name-asian="Montserrat1" style:font-size-asian="17pt" style:font-name-complex="Montserrat1" style:font-size-complex="17pt"/>
    </style:style>
    <style:style style:name="T3" style:family="text">
      <style:text-properties style:font-name="Montserrat" style:font-name-asian="Montserrat1" style:font-name-complex="Montserrat1"/>
    </style:style>
    <style:style style:name="T4" style:family="text">
      <style:text-properties officeooo:rsid="0018c77f"/>
    </style:style>
    <style:style style:name="T5" style:family="text">
      <style:text-properties officeooo:rsid="00094fed"/>
    </style:style>
    <style:style style:name="T6" style:family="text">
      <style:text-properties officeooo:rsid="0015d79c"/>
    </style:style>
    <style:style style:name="T7" style:family="text">
      <style:text-properties officeooo:rsid="001aa204"/>
    </style:style>
    <style:style style:name="T8" style:family="text">
      <style:text-properties officeooo:rsid="001ce6d0"/>
    </style:style>
    <style:style style:name="T9" style:family="text">
      <style:text-properties officeooo:rsid="000a6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dées de fonctionnalités supplémentaires</text:span><text:span text:style-name="T2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onctionnalité</text:p>
          </table:table-cell>
          <table:table-cell table:style-name="Table1.A1" office:value-type="string">
            <text:p text:style-name="P2">Langage</text:p>
          </table:table-cell>
          <table:table-cell table:style-name="Table1.A1" office:value-type="string">
            <text:p text:style-name="P2">Illustration (capture d’écran d’un site existant ou dessin)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Exemple : ajouter un formulaire de connexion avant d’accéder à notre tableau de bord</text:p>
          </table:table-cell>
          <table:table-cell table:style-name="Table1.A1" office:value-type="string">
            <text:p text:style-name="P4">Exemple : </text:p>
            <text:list text:style-name="WWNum1">
              <text:list-item>
                <text:p text:style-name="P5">HTML pour le contenu du formulaire</text:p>
              </text:list-item>
              <text:list-item>
                <text:p text:style-name="P5">CSS pour l’apparence</text:p>
              </text:list-item>
              <text:list-item>
                <text:p text:style-name="P5">JavaScript pour afficher dynamiquement les erreurs</text:p>
              </text:list-item>
              <text:list-item>
                <text:p text:style-name="P5">Un langage backend comme PHP pour la vérification du formulaire</text:p>
              </text:list-item>
              <text:list-item>
                <text:p text:style-name="P5">Une base de données pour stocker les accès</text:p>
              </text:list-item>
            </text:list>
          </table:table-cell>
          <table:table-cell table:style-name="Table1.A1" office:value-type="string">
            <text:p text:style-name="P4">Exemple : capture d’écran d’un formulaire de connexion d’un site<text:line-break/><text:line-break/></text:p>
            <text:p text:style-name="P6">voir les sites « concurents » ce qu’ils proposent</text:p>
          </table:table-cell>
        </table:table-row>
        <table:table-row table:style-name="Table1.1">
          <table:table-cell table:style-name="Table1.A1" office:value-type="string">
            <text:p text:style-name="P2">1 Front-End</text:p>
          </table:table-cell>
          <table:table-cell table:style-name="Table1.A1" office:value-type="string">
            <text:p text:style-name="P7">Animations de défilements</text:p>
          </table:table-cell>
          <table:table-cell table:style-name="Table1.A1" office:value-type="string">
            <text:p text:style-name="P8">Suivie de progression en % avec une barre visuel de progression , indication si chapitre/cours fini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7">Ajout de quizz</text:p>
          </table:table-cell>
          <table:table-cell table:style-name="Table1.A1" office:value-type="string">
            <text:p text:style-name="P9">Html ajout du quizz</text:p>
            <text:p text:style-name="P9">css pour l’apparence</text:p>
            <text:p text:style-name="P9">javascript pour les changements visuels</text:p>
            <text:p text:style-name="P9">php pour la vérification des bonnes répons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10">Ajout de statistiques</text:p>
          </table:table-cell>
          <table:table-cell table:style-name="Table1.A1" office:value-type="string">
            <text:p text:style-name="P9">Sql stockage des réponses quizz</text:p>
            <text:p text:style-name="P9">html ajout d’un tableau de score</text:p>
            <text:p text:style-name="P9">css faut qu’il soit beau</text:p>
            <text:p text:style-name="P9">javascript animation d’ouverture du tableau</text:p>
            <text:p text:style-name="P9">php communication et mise en place des valeur stocker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><text:span text:style-name="T3"><text:line-break/></text:span><text:soft-page-break/><text:span text:style-name="T3"><text:line-break/></text:span><text:span text:style-name="T1">Questions</text:span><text:span text:style-name="T3"> <text:line-break/>Répondez dans les grandes lignes, en 10 phrases maximum pour chacune des 2 questions.</text:span></text:p>
      <text:p text:style-name="P11"/>
      <text:list text:style-name="WWNum2">
        <text:list-item>
          <text:p text:style-name="P12">Et si vous vouliez une application mobile en complément de votre site ? Que devriez-vous faire ? </text:p>
        </text:list-item>
      </text:list>
      <text:p text:style-name="P13"/>
      <text:p text:style-name="P14">Se focaliser sur les fonctionnalité importante du site actuellement c’est suivi de cours <text:span text:style-name="T4">afin de proposer une application « utile ».</text:span></text:p>
      <text:list text:continue-numbering="true" text:style-name="WWNum2">
        <text:list-header>
          <text:p text:style-name="P15"><text:span text:style-name="T5">Re</text:span><text:span text:style-name="T6">fonte</text:span><text:span text:style-name="T5"> </text:span><text:span text:style-name="T6">du</text:span><text:span text:style-name="T5"> front end av</text:span><text:span text:style-name="T6">ec</text:span><text:span text:style-name="T5"> les </text:span><text:span text:style-name="T6">langages</text:span><text:span text:style-name="T5"> </text:span><text:span text:style-name="T6">mobile en adaptant aux écrans mobiles.</text:span><text:line-break/></text:p>
        </text:list-header>
        <text:list-item>
          <text:p text:style-name="P16">Comment publieriez-vous votre site sur internet ? De quoi auriez-vous besoin ? </text:p>
        </text:list-item>
      </text:list>
      <text:p text:style-name="P17">Voir les référencements pour la « pub » sur le coté code, <text:span text:style-name="T7">SEO : </text:span><text:a xlink:type="simple" xlink:href="https://developers.google.com/search/docs/fundamentals/seo-starter-guide?hl=fr" text:style-name="Internet_20_link" text:visited-style-name="Visited_20_Internet_20_Link"><text:span text:style-name="T7">https://developers.google.com/search/docs/fundamentals/seo-starter-guide?hl=fr</text:span></text:a><text:span text:style-name="T7">. </text:span><text:span text:style-name="T8">Attention maintenant aussi optimisé le référencement pour les IA</text:span></text:p>
      <text:p text:style-name="P18">J’aurai besoin d’un serveur ou mon site web pourra être en ligne, réservation d’un nom de domaine, <text:span text:style-name="T9">de la pub pour faire connaître mon site.</text:span></text:p>
      <text:p text:style-name="P18"/>
      <text:p text:style-name="P18"/>
      <text:p text:style-name="P18"/>
      <text:p text:style-name="P18"/>
      <text:p text:style-name="P19">Les devoirs :</text:p>
      <text:p text:style-name="P19">faire une diapo de présentation pour le projet</text:p>
      <text:p text:style-name="P20">regarder le site du zero ce que c’éta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3fb8b5f27b7a0f7e9f393e6bbe21d005aa195e6a</meta:generator>
    <dc:date>2026-01-15T18:10:03.004998808</dc:date>
    <meta:editing-duration>PT46M14S</meta:editing-duration>
    <meta:editing-cycles>9</meta:editing-cycles>
    <meta:document-statistic meta:table-count="1" meta:image-count="0" meta:object-count="0" meta:page-count="2" meta:paragraph-count="39" meta:word-count="315" meta:character-count="1971" meta:non-whitespace-character-count="1692"/>
  </office:meta>
</office:document-meta>
</file>